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0pt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style-name="Standard" style:font-family-generic="roman" style:font-pitch="variable" fo:font-size="10pt"/>
    </style:style>
    <style:style style:name="T3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4" style:family="text"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6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1.5cm" svg:y="1.5cm">
          <text:p text:style-name="P2"/>
        </draw:rect>
        <draw:frame draw:style-name="gr2" draw:text-style-name="P3" draw:layer="layout" svg:width="7.5cm" svg:height="1.25cm" svg:x="3cm" svg:y="1cm">
          <draw:text-box>
            <text:p text:style-name="P2"><text:span text:style-name="T1">Benutzer Registrierung</text:span></text:p>
          </draw:text-box>
        </draw:frame>
        <draw:rect draw:style-name="gr1" draw:text-style-name="P1" draw:layer="layout" svg:width="19.5cm" svg:height="14.5cm" svg:x="18cm" svg:y="1.5cm">
          <text:p text:style-name="P2"/>
        </draw:rect>
        <draw:circle draw:style-name="gr3" draw:text-style-name="P1" draw:layer="layout" svg:width="10.5cm" svg:height="10.5cm" svg:x="22.6cm" svg:y="3.721cm">
          <text:p text:style-name="P2"/>
        </draw:circle>
        <draw:circle draw:style-name="gr4" draw:text-style-name="P5" draw:layer="layout" svg:width="1.5cm" svg:height="1.5cm" svg:x="26.6cm" svg:y="3.221cm">
          <text:p text:style-name="P4"><text:span text:style-name="T2">Peer ID:</text:span></text:p>
          <text:p text:style-name="P4"><text:span text:style-name="T2">023</text:span></text:p>
        </draw:circle>
        <draw:circle draw:style-name="gr4" draw:text-style-name="P5" draw:layer="layout" svg:width="1.5cm" svg:height="1.5cm" svg:x="23.3cm" svg:y="11.721cm">
          <text:p text:style-name="P4"><text:span text:style-name="T2">Peer ID</text:span></text:p>
          <text:p text:style-name="P4"><text:span text:style-name="T2">520</text:span></text:p>
        </draw:circle>
        <draw:circle draw:style-name="gr5" draw:text-style-name="P5" draw:layer="layout" svg:width="1.5cm" svg:height="1.5cm" svg:x="32.1cm" svg:y="9.821cm">
          <text:p text:style-name="P2"/>
        </draw:circle>
        <draw:circle draw:style-name="gr6" draw:text-style-name="P6" draw:layer="layout" svg:width="1.5cm" svg:height="1.5cm" svg:x="28.1cm" svg:y="13.221cm">
          <text:p text:style-name="P4"><text:span text:style-name="T3">Peer ID: </text:span><text:span text:style-name="T3"><text:line-break/></text:span><text:span text:style-name="T3">503</text:span></text:p>
        </draw:circle>
        <draw:frame draw:style-name="gr7" draw:text-style-name="P7" draw:layer="layout" svg:width="2cm" svg:height="0.721cm" svg:x="23.1cm" svg:y="13.221cm">
          <draw:text-box>
            <text:p text:style-name="P2"><text:span text:style-name="T2">Knoten C</text:span></text:p>
          </draw:text-box>
        </draw:frame>
        <draw:frame draw:style-name="gr8" draw:text-style-name="P7" draw:layer="layout" svg:width="2cm" svg:height="1cm" svg:x="33.5cm" svg:y="10.221cm">
          <draw:text-box>
            <text:p text:style-name="P2"><text:span text:style-name="T2">Knoten B</text:span></text:p>
          </draw:text-box>
        </draw:frame>
        <draw:frame draw:style-name="gr7" draw:text-style-name="P7" draw:layer="layout" svg:width="2cm" svg:height="0.721cm" svg:x="26.5cm" svg:y="2.5cm">
          <draw:text-box>
            <text:p text:style-name="P2"><text:span text:style-name="T2">Knoten A</text:span></text:p>
          </draw:text-box>
        </draw:frame>
        <draw:frame draw:style-name="gr2" draw:text-style-name="P3" draw:layer="layout" svg:width="10cm" svg:height="1.25cm" svg:x="22.5cm" svg:y="1cm">
          <draw:text-box>
            <text:p text:style-name="P2"><text:span text:style-name="T1">Nach dem Join des Benutzers</text:span></text:p>
          </draw:text-box>
        </draw:frame>
        <draw:circle draw:style-name="gr3" draw:text-style-name="P1" draw:layer="layout" svg:width="10.5cm" svg:height="10.5cm" svg:x="3.5cm" svg:y="3.722cm">
          <text:p text:style-name="P2"/>
        </draw:circle>
        <draw:circle draw:style-name="gr4" draw:text-style-name="P5" draw:id="id2" draw:layer="layout" svg:width="1.5cm" svg:height="1.5cm" svg:x="7.5cm" svg:y="3.222cm">
          <text:p text:style-name="P4"><text:span text:style-name="T2">Peer ID:</text:span></text:p>
          <text:p text:style-name="P4"><text:span text:style-name="T2">023</text:span></text:p>
        </draw:circle>
        <draw:circle draw:style-name="gr4" draw:text-style-name="P5" draw:layer="layout" svg:width="1.5cm" svg:height="1.5cm" svg:x="4.2cm" svg:y="11.722cm">
          <text:p text:style-name="P4"><text:span text:style-name="T2">Peer ID</text:span></text:p>
          <text:p text:style-name="P4"><text:span text:style-name="T2">520</text:span></text:p>
        </draw:circle>
        <draw:circle draw:style-name="gr4" draw:text-style-name="P5" draw:id="id3" draw:layer="layout" svg:width="1.5cm" svg:height="1.5cm" svg:x="13cm" svg:y="9.822cm">
          <text:p text:style-name="P4"><text:span text:style-name="T2">Peer ID</text:span></text:p>
          <text:p text:style-name="P4"><text:span text:style-name="T2">245</text:span></text:p>
        </draw:circle>
        <draw:circle draw:style-name="gr6" draw:text-style-name="P6" draw:id="id1" draw:layer="layout" svg:width="1.5cm" svg:height="1.5cm" svg:x="9cm" svg:y="13.222cm">
          <text:p text:style-name="P4"><text:span text:style-name="T3">Peer ID: </text:span><text:span text:style-name="T3"><text:line-break/></text:span><text:span text:style-name="T3">503</text:span></text:p>
        </draw:circle>
        <draw:frame draw:style-name="gr7" draw:text-style-name="P7" draw:layer="layout" svg:width="2cm" svg:height="0.721cm" svg:x="4cm" svg:y="13.222cm">
          <draw:text-box>
            <text:p text:style-name="P2"><text:span text:style-name="T2">Knoten C</text:span></text:p>
          </draw:text-box>
        </draw:frame>
        <draw:frame draw:style-name="gr8" draw:text-style-name="P7" draw:layer="layout" svg:width="2cm" svg:height="1cm" svg:x="14.4cm" svg:y="10.222cm">
          <draw:text-box>
            <text:p text:style-name="P2"><text:span text:style-name="T2">Knoten B</text:span></text:p>
          </draw:text-box>
        </draw:frame>
        <draw:frame draw:style-name="gr7" draw:text-style-name="P7" draw:layer="layout" svg:width="2cm" svg:height="0.721cm" svg:x="7.4cm" svg:y="2.501cm">
          <draw:text-box>
            <text:p text:style-name="P2"><text:span text:style-name="T2">Knoten A</text:span></text:p>
          </draw:text-box>
        </draw:frame>
        <draw:connector draw:style-name="gr9" draw:text-style-name="P8" draw:layer="layout" draw:type="curve" svg:x1="9cm" svg:y1="13.972cm" svg:x2="7.5cm" svg:y2="3.972cm" draw:start-shape="id1" draw:start-glue-point="3" draw:end-shape="id2" draw:end-glue-point="3">
          <text:p text:style-name="P4"><text:span text:style-name="T4">(1) </text:span><text:span text:style-name="T5">REGISTER <text:s text:c="40"/></text:span></text:p>
          <text:p text:style-name="P4"><text:span text:style-name="T5">Thomas <text:s text:c="34"/></text:span></text:p>
        </draw:connector>
        <draw:custom-shape draw:style-name="gr10" draw:text-style-name="P8" draw:layer="layout" svg:width="2.5cm" svg:height="2.5cm" svg:x="0cm" svg:y="4.5cm"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>Ressource ID:</text:span></text:p>
          <text:p text:style-name="P4"><text:span text:style-name="T5">234</text:span></text:p>
          <text:p text:style-name="P4"><text:span text:style-name="T5"/></text:p>
          <text:p text:style-name="P4"><text:span text:style-name="T5">Benutzer: Bo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draw:type="curve" svg:x1="8.25cm" svg:y1="4.722cm" svg:x2="9.75cm" svg:y2="13.222cm" draw:start-shape="id2" draw:start-glue-point="2" draw:end-shape="id1">
          <text:p text:style-name="P4"><text:span text:style-name="T4">(2)</text:span><text:span text:style-name="T5">302 Knoten B</text:span></text:p>
        </draw:connector>
        <draw:connector draw:style-name="gr9" draw:text-style-name="P8" draw:layer="layout" draw:type="curve" svg:x1="9.75cm" svg:y1="13.222cm" svg:x2="13cm" svg:y2="10.572cm" draw:start-shape="id1" draw:start-glue-point="0" draw:end-shape="id3" draw:end-glue-point="3">
          <text:p text:style-name="P4"><text:span text:style-name="T4">(3) </text:span><text:span text:style-name="T5">REGISTER</text:span></text:p>
          <text:p text:style-name="P4"><text:span text:style-name="T5">Thomas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</draw:connector>
        <draw:connector draw:style-name="gr9" draw:text-style-name="P9" draw:layer="layout" draw:type="curve" svg:x1="13.75cm" svg:y1="11.322cm" svg:x2="10.5cm" svg:y2="13.972cm" draw:start-shape="id3" draw:start-glue-point="2" draw:end-shape="id1" draw:end-glue-point="1">
          <text:p text:style-name="P4"><text:span text:style-name="T4"><text:s text:c="53"/></text:span><text:span text:style-name="T4">(4) 200 OK</text:span></text:p>
        </draw:connector>
        <draw:custom-shape draw:style-name="gr11" draw:text-style-name="P8" draw:layer="layout" svg:width="1cm" svg:height="1cm" svg:x="32.4cm" svg:y="10.1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4cm" svg:height="2cm" svg:x="32.5cm" svg:y="11.5cm">
          <draw:text-box>
            <text:p text:style-name="P2"><text:span text:style-name="T6">Knoten B speichert Bobs Registrierung</text:span></text:p>
          </draw:text-box>
        </draw:frame>
        <draw:frame draw:style-name="gr7" draw:text-style-name="P7" draw:layer="layout" svg:width="3.5cm" svg:height="0.721cm" svg:x="8.2cm" svg:y="14.679cm">
          <draw:text-box>
            <text:p text:style-name="P2"><text:span text:style-name="T2">Bobs Knoten</text:span></text:p>
          </draw:text-box>
        </draw:frame>
        <draw:frame draw:style-name="gr7" draw:text-style-name="P7" draw:layer="layout" svg:width="3.5cm" svg:height="0.721cm" svg:x="27.5cm" svg:y="14.779cm">
          <draw:text-box>
            <text:p text:style-name="P2"><text:span text:style-name="T2">Bobs Kno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8T15:18:59</meta:creation-date>
    <dc:creator>Thomas Plotkowiak</dc:creator>
    <dc:date>2008-05-28T23:29:12</dc:date>
    <meta:editing-cycles>2</meta:editing-cycles>
    <meta:editing-duration>PT16M2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